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600f" officeooo:paragraph-rsid="0004600f"/>
    </style:style>
    <style:style style:name="P2" style:family="paragraph" style:parent-style-name="Standard">
      <style:text-properties officeooo:rsid="00075875" officeooo:paragraph-rsid="00075875"/>
    </style:style>
    <style:style style:name="T1" style:family="text">
      <style:text-properties officeooo:rsid="00063c66"/>
    </style:style>
    <style:style style:name="T2" style:family="text">
      <style:text-properties officeooo:rsid="00081459"/>
    </style:style>
    <style:style style:name="T3" style:family="text">
      <style:text-properties officeooo:rsid="0009cca5"/>
    </style:style>
    <style:style style:name="T4" style:family="text">
      <style:text-properties officeooo:rsid="000a02f7"/>
    </style:style>
    <style:style style:name="T5" style:family="text">
      <style:text-properties officeooo:rsid="000bd9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crita em um único arquivo foi de <text:s/>1.042 segundos ou <text:s/>1.0<text:span text:style-name="T2">52</text:span> segundos</text:p>
      <text:p text:style-name="P1"><text:tab/>int main(int argc, char *argv[]) {</text:p>
      <text:p text:style-name="P1"><text:tab/></text:p>
      <text:p text:style-name="P1"><text:tab/>int i;</text:p>
      <text:p text:style-name="P1"><text:tab/>int mult;</text:p>
      <text:p text:style-name="P1"><text:tab/></text:p>
      <text:p text:style-name="P1"><text:tab/>FILE * arquivoMultDe3;</text:p>
      <text:p text:style-name="P1"><text:tab/>//FILE * arquivoMultDe5;</text:p>
      <text:p text:style-name="P1"><text:tab/>//FILE * arquivoMultDe7;</text:p>
      <text:p text:style-name="P1"><text:tab/>//FILE * arquivoMultde9;</text:p>
      <text:p text:style-name="P1"><text:tab/></text:p>
      <text:p text:style-name="P1"><text:tab/>if((arquivoMultDe3 = fopen("arquivoMultDe3.txt", "a+")) == NULL)</text:p>
      <text:p text:style-name="P1"><text:tab/><text:tab/>{ printf("Erro ao abrir arquivo");</text:p>
      <text:p text:style-name="P1"><text:tab/>}<text:tab/>else{</text:p>
      <text:p text:style-name="P1"><text:tab/><text:tab/><text:tab/>for(i=0 ; i &lt;=9000000; i++){</text:p>
      <text:p text:style-name="P1"><text:tab/><text:tab/><text:tab/><text:tab/>if(i % 3 == 0){</text:p>
      <text:p text:style-name="P1"><text:tab/><text:tab/><text:tab/><text:tab/><text:tab/>fprintf(arquivoMultDe3, "%d", i);</text:p>
      <text:p text:style-name="P1"><text:tab/><text:tab/><text:tab/><text:tab/>}</text:p>
      <text:p text:style-name="P1"><text:tab/><text:tab/></text:p>
      <text:p text:style-name="P1"><text:tab/><text:tab/><text:tab/>}<text:tab/>printf("arquivo escrito");</text:p>
      <text:p text:style-name="P1"><text:tab/><text:tab/>}</text:p>
      <text:p text:style-name="P1"><text:tab/></text:p>
      <text:p text:style-name="P1"><text:tab/>fclose(arquivoMultDe3);</text:p>
      <text:p text:style-name="P1"><text:tab/>//fclose(arquivoMultDe5);</text:p>
      <text:p text:style-name="P1"><text:tab/>//fclose(arquivoMultDe7);</text:p>
      <text:p text:style-name="P1"><text:tab/>//fclose(arquivoMultDe9);</text:p>
      <text:p text:style-name="P1"><text:tab/></text:p>
      <text:p text:style-name="P1"><text:tab/>return 0;</text:p>
      <text:p text:style-name="P1">}</text:p>
      <text:p text:style-name="P1"/>
      <text:p text:style-name="P2">A execução de forma a sequencial com apenas <text:span text:style-name="T3">3</text:span> arquivos o tempo passou para 1.816 segundo de execução <text:span text:style-name="T4">que na mesma execução mais com 4 arquivos passou pra 2.084, </text:span><text:span text:style-name="T5">ou 2.693</text:span><text:span text:style-name="T4"> segundo</text:span><text:span text:style-name="T5">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1T09:20:26.752000000</meta:creation-date>
    <dc:date>2022-03-11T09:41:28.276000000</dc:date>
    <meta:editing-duration>PT10M48S</meta:editing-duration>
    <meta:editing-cycles>6</meta:editing-cycles>
    <meta:generator>LibreOffice/7.3.0.3$Windows_x86 LibreOffice_project/0f246aa12d0eee4a0f7adcefbf7c878fc2238db3</meta:generator>
    <meta:document-statistic meta:table-count="0" meta:image-count="0" meta:object-count="0" meta:page-count="1" meta:paragraph-count="30" meta:word-count="104" meta:character-count="753" meta:non-whitespace-character-count="627"/>
  </office:meta>
</office:document-meta>
</file>